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ssager du Couchant</text:p>
      <text:p text:style-name="P1"/>
      <text:p text:style-name="P2"/>
      <text:p text:style-name="P2"/>
      <text:p text:style-name="P2">Homme paraissant une quarantaine d'années, courtaud, massif, ramassé. Trapu. Épaisse toison noir, sourcils broussailleux soutenant un visage fermé et peu communicatif.</text:p>
      <text:p text:style-name="P2"/>
      <text:p text:style-name="P2">Il porte des vêtements bruns simples, jamais les tenues de l'ordre – les bracelets des toutes les obédiences qui s'entrechoque le long de ses avant-bras indique assez qu'il est le <text:span text:style-name="T1">primus inter pares</text:span><text:span text:style-name="T2">, le chef du gouvernement de Sijan. Quand la situation l'exige ou qu'il ressent le besoin d'affirmer son autorité, il sangle son armure de jade qu'il porte parfois des heures durant – les mauvaises langues disent des jours.</text:span></text:p>
      <text:p text:style-name="P4"/>
      <text:p text:style-name="P4">Messager du Couchant est un personnage renfrogné, solitaire. Son style est tranchant et laconique et il prend peu la parole durant les débats qui agitent le conseil, se contentant souvent de diriger les discussions et de clore les débats. Il s'occupe de son propre domaine – Les Exaltés et la gestion de leur fantôme, de leur mausolée et de leurs biens – sans grande concertation avec les autres conseillers, en se contenant de leur fournir des rapports détaillé et de leur demander leur aide quand il en ressent le besoin. Il considère que son champ d'expertise nécessite de la souplesse, pas des discussions sans fins.</text:p>
      <text:p text:style-name="P4">Il emploie dans son service la plupart des fantômes d'exaltés de Sijan.</text:p>
      <text:p text:style-name="P4">Même bourru, Messager du Couchant est un fantôme d'une souplesse peu commune: il fera souvent un effort pour s'intéresser à des domaines qui ne concerne ni ses ancres ni ses passions.</text:p>
      <text:p text:style-name="P4"/>
      <text:p text:style-name="P4">On peut le prier pour améliorer sa place dans la hiérarchie de Sijan – que l'on soit vivant ou mort. Mais il répond rarement.</text:p>
      <text:p text:style-name="P4"/>
      <text:p text:style-name="P5">Quelques traits saillants:</text:p>
      <text:p text:style-name="P6">Motivation: Construire une obédience de sorciers sang-de-dragon.</text:p>
      <text:p text:style-name="P6">Quintessence: 7</text:p>
      <text:p text:style-name="P6"/>
      <text:p text:style-name="P6">Force: 7</text:p>
      <text:p text:style-name="P6">Dextérité: 6</text:p>
      <text:p text:style-name="P6">Vigueur: 7</text:p>
      <text:p text:style-name="P6">Charisme: 7</text:p>
      <text:p text:style-name="P6">Astuce: 7</text:p>
      <text:p text:style-name="P6"/>
      <text:p text:style-name="P6">Arts Martiaux: 7</text:p>
      <text:p text:style-name="P6">Athlétisme: 7</text:p>
      <text:p text:style-name="P6">Esquive: 7</text:p>
      <text:p text:style-name="P6">Force d'Âme: 7</text:p>
      <text:p text:style-name="P6">Resistance: 7</text:p>
      <text:p text:style-name="P6">Survie: 5</text:p>
      <text:p text:style-name="P6">Craft (Terre): 4 (Manoir +2, Mausolées +1)</text:p>
      <text:p text:style-name="P6"/>
      <text:p text:style-name="P6">Tempérance: 4 – Construire un Mausolée 4</text:p>
      <text:p text:style-name="P6">Conviction: 5 – Abyssaux 3</text:p>
      <text:p text:style-name="P6">Vaillance: 5 – Exaltés 5</text:p>
      <text:p text:style-name="P6">Compassion: 4 – Exaltés 2</text:p>
      <text:p text:style-name="P6"/>
      <text:p text:style-name="P6">Ancres:</text:p>
      <text:p text:style-name="P6">La dynastie des messagers (7): A la fois ses descendants et son programme marital. Il y incorpore <text:soft-page-break/>d'une manière ou d'une autre tous les sang de dragons qui s'installe en ville, mais a beaucoup de mal à obtenir un sang suffisament pur pour en faire une lignée stable.</text:p>
      <text:p text:style-name="P6"/>
      <text:p text:style-name="P6">Le Mausolée s'Annonçant à l'Est (4): Son tombeau ainsi que son palais. Sur Création, ce n'est qu'un grand caveau avec des alcôves contenant un certain nombre de trépassés de sa maison et un passage secret menant à une salle funéraire richement orné, entreposant son propre cadavre et tous ses trésors. Dans l'outremonde c'est un immense palais, une folie baroque ou ses gens s'affairent pour faire marcher les affaires de Messager du Couchant sous la houlette des cinq golems de Jade. On y trouve son bureau (paradoxalement sobre), le salon du Conseil, diverses salles de reception officielles.</text:p>
      <text:p text:style-name="P6"/>
      <text:p text:style-name="P6">Sijan (3).</text:p>
      <text:p text:style-name="P6"/>
      <text:p text:style-name="P6"/>
      <text:p text:style-name="P6">Volonté: 10</text:p>
      <text:p text:style-name="P6"/>
      <text:p text:style-name="P6">Quintessence: 136</text:p>
      <text:p text:style-name="P6"/>
      <text:p text:style-name="P6"/>
      <text:p text:style-name="P6">Messager du Couchant ne maîtrise aucun arcanos! A vrai dire, il essaye de ne pas se penser comme un fantôme et se fâche si on insiste trop sur ce point. Il préfère se dire qu'il continue sa vie de mortel par d'autre moyens, qu'il a encore trop à faire pour partir maintenant (ce qui est un trait fréquent chez les fantômes ceci dit). C'est peut être grâce à celà qu'il est un peu plus ouvert sur des sujets plus large que ses simples passions et ancres.</text:p>
      <text:p text:style-name="P6"/>
      <text:p text:style-name="P6">Cela ne signifie pas qu'il est sans défense.</text:p>
      <text:p text:style-name="P6"/>
      <text:p text:style-name="P6">Premièrement, <text:span text:style-name="T3">le corps</text:span> de messager du couchant a été altéré magiquement par ses soins à sa mort pour posséder des propriétés lié à un aspect de son ancien élément qu'il affectionne particulièrement: la foudre et le tonnerre. Il possède les avantages suivant:</text:p>
      <text:p text:style-name="P6"/>
      <text:p text:style-name="P6"><text:span text:style-name="T4">Chevelure d'éclair:</text:span> Messager du Couchant possède une chevelure d'éclair. Cela ne lui fournit aucun avantage particulier, si ce n'est qu'il est déconseillé de lui flatter le crâne...</text:p>
      <text:p text:style-name="P6"><text:span text:style-name="T4">Poing conducteur:</text:span> Quand messager du couchant touche quelque chose, une décharge électrique brève s'ensuit. Cela lui permet de faire du létal à main nue (même avantage que des griffes).</text:p>
      <text:p text:style-name="P6"><text:span text:style-name="T4">Décharge électrique:</text:span> Si quelqu'un touche messager du couchant, il peut produire une violente et brève décharge électrique. Ce pouvoir peut être utilisé de trois manières distinctes:</text:p>
      <text:p text:style-name="P6">*Il permet de rendre un affleurement ou une poignée de main létale: il inflige automatiquement (Vigueur)L dés de dégâts à une cible qui n'a pas vu venir le coup. Ces dommages sont encaissés normalement mais sans armure.</text:p>
      <text:p text:style-name="P6">*Si un adversaire le touche au corps à corps, ce pouvoir lui fournit une contre-attaque. Pour 5 atomes, il déclenche une contre-attaque parfaite qui ne peut ni être parée ni esquivée qui touche avec 0 succès. Ses dommages sont de 0L.</text:p>
      <text:p text:style-name="P6">*Si un adversaire pare l'une de ses attaque et ne contre-attaque pas, alors messager du couchant s'approprie la contre-attaque: il ne relance pas les dés et la même attaque est considéré, mais contre une VD de parade de 0. Aucun pouvoir ne peut améliorer la VD de son adversaire contre cette attaque. Les dommages de l'attaque sont toujours de 0L. Cette utilisation de ce pouvoir coûte 5 atomes et 1 point de volonté.</text:p>
      <text:p text:style-name="P5">Voix Tonnante:<text:span text:style-name="T5"> La voix de Messager du Couchant est naturellement grondante et tonnante. Le temps d'une scène, il peut dépenser 5 atomes pour couvrir toutes les conversations dans une pièce et y rendre impossible toute conversation claire, 10 atomes pour être entendu par tous distinctement sur une place ou 20 atomes pour couvrir toute une plaine. Quand il utilise ce pouvoir au niveau </text:span><text:soft-page-break/><text:span text:style-name="T5">supérieur, toutes les personnes autour de lui pour 10 atomes ou sur la même place que lui pour 20 atomes sont considéré comme sourde tant qu'il parle: la seule chose qu'elles entendent est la voix de Messager du Couchant. Ce pouvoir peut être utilisé durant une bataille. Il assourdit alors une unité qu'il attaque pour 10 atomes ou toutes les unités qui attaquent la sienne pour 20 atomes. Lui-même (et son unité pour la version en bataille) est toujours sourd quel que soit la version du pouvoir qu'il utilise.</text:span></text:p>
      <text:p text:style-name="P6"/>
      <text:p text:style-name="P5"><text:span text:style-name="T5">Deuxièmement, Messager du Couchant est un </text:span><text:span text:style-name="T6">Magicien</text:span><text:span text:style-name="T5"> ayant réussi à conserver sa maîtrise du cercle terrestre à travers la mort. Voici ses sorts les plus emblématiques:</text:span></text:p>
      <text:p text:style-name="P6"/>
      <text:p text:style-name="P5">Putride Exhalaison:<text:span text:style-name="T5"> Messager du Couchant rassemble sa magie et prononce dans un souffle le nom le plus secret de l'Air à l'envers. Aussitôt un vent se lève et des brumes s'éloigne de lui à grande vitesse , couvrant toute la zone qui l'entoure d'un gaz putride. Celui-ci est corrosif et reste pendant une scène sur le lieu. Il a des dégâts de 6L/actions et un Choc de 4. De plus dès le deuxième tour les objets non magique ou non protégé par magie se corrodent, putréfient ou disloquent et deviennent inutilisable. Au bout de cinq tours sous le gaz, ils ne sont même plus réparable. Le verre, le sel et la bannière d'anima d'un exalté protège cependant tout objet qu'ils recouvrent de cet effet.</text:span></text:p>
      <text:p text:style-name="P6"/>
      <text:p text:style-name="P5">Invocation d'élémentaire:<text:span text:style-name="T5"> Messager du Couchant avait du temps de son vivant d'excellents contacts avec une cour d'élémentaire de l'air. Quand il est mort, ces contacts se sont dégradés comme de juste, mais quoi qu'il ait fait à la cour, il peut encore se servir de ce sort pour contraindre l'un de ses membres à le servir.</text:span></text:p>
      <text:p text:style-name="P6">Et si cette cour avait un rapport avec la raison pour laquelle il avait gardé ses pouvoirs?</text:p>
      <text:p text:style-name="P6"/>
      <text:p text:style-name="P5">Corps du Dieu de la Foudre:<text:span text:style-name="T5"> Ce sort superpose à Messager du Couchant un avatar de lumière, de nuage et de tempête. Cela lui confère les avantages suivants:</text:span></text:p>
      <text:p text:style-name="P6">Ce corps, quoique intangible, est visible et audible sur Création, lui offrant une sorte de matérialisation.</text:p>
      <text:p text:style-name="P6">La déflection causé par la tempête autour de lui impose une pénalité externe de 1 à toute tentative de le toucher.</text:p>
      <text:p text:style-name="P6">La stature de ce corps est particulièrement imposante: Messager rajoute 2 dés à toutes tentatives pour intimider. </text:p>
      <text:p text:style-name="P6">Les pouvoirs naturels de Messager du Couchant sont utilisable (et pour certain légèrement améliorés) à travers le corps du dieu de la foudre. Cela lui permet de toucher les créatures matériels sur création grâce à sa capacité décharge éléctrique. La Chevelure du corps tombe jusque dans les reins (mais n'est pas mobile), lui offrant une sorte de protection contre les attaques dans le dos. Quand à la voix tonnante, elle est naturelle au corps du dieu de la foudre, qui réduit donc les coûts de 5 atomes pour ce pouvoir (à un minimum de zéro).</text:p>
      <text:p text:style-name="P6"/>
      <text:p text:style-name="P5"><text:span text:style-name="T5">Troisièmement, Messager du couchant est un combattant hors pair, maitrisant les </text:span><text:span text:style-name="T6">styles d'arts Martiaux</text:span><text:span text:style-name="T5"> suivants:</text:span></text:p>
      <text:p text:style-name="P6"/>
      <text:p text:style-name="P5">Style des Cinq Dragons:<text:span text:style-name="T5"> ce style terrestre est le plus basique des arts martiaux. Il ne fait rien d'autre que permettre à son utilisateur d'être plus précis, plus fort, plus fluide, plus résistant. Ceci dit, il permet à son utilisateur d'être plus précis, plus fort, plus fluide, plus résistant. Messager du Couchant pratique le style en daiklave et en armure de jade.</text:span></text:p>
      <text:p text:style-name="P6"/>
      <text:p text:style-name="P5">Style du Héros Solaire:<text:span text:style-name="T5"> Le style du héros solaire est brutal et sans concession. Il s'accorde extrêmement bien avec le caractère de Messager du Couchant qui n'a pas eu tant de peine que ça à l'apprendre. Quand messager du couchant décide de le pratiquer, il doit d'abord se désarmoniser avec son daiklave. Mais il conserve son armure.</text:span></text:p>
      <text:p text:style-name="P6"/>
      <text:p text:style-name="P5"><text:soft-page-break/><text:span text:style-name="T5">Quatrièmement et dernièrement, Messager du Couchant possède des </text:span><text:span text:style-name="T6">artefacts</text:span><text:span text:style-name="T5">.</text:span></text:p>
      <text:p text:style-name="P6"/>
      <text:p text:style-name="P5"><text:span text:style-name="T5">En tant qu'ancien sang-de-dragon fier de son rang, il possède un </text:span>Daiklave et une armure de plate en jade<text:span text:style-name="T5">.</text:span></text:p>
      <text:p text:style-name="P6"/>
      <text:p text:style-name="P5"><text:span text:style-name="T5">En tant que chef du conseil de Sijan, </text:span>cinq golems de jade<text:span text:style-name="T5"> lui sont attachés. Ces golems sont attachés à la fonction depuis l'aube de Sijan et leurs mémoires infaillibles restituent parfois des souvenirs passées... Quand ils acceptent d'en parler. Contrairement aux golems normaux, ils ont une grande intelligence; on dit que c'est le résultat de toutes ces années de fonctionnement, sans que l'on soit en mesure de le prouver car le sanctuaire qui contient leur statuette est perdu depuis longtemps et ils refusent d'en parler.</text:span></text:p>
      <text:p text:style-name="P6">Leur but premier est de maintenir un lien entre les présidents du conseil successif, de partager secrets et conseils de génération en génération, mais messager du couchant, qui n'arrive pas à leur faire vraiment confiance, ne les garde pas souvent à côté de lui. Il préfère leur déléguer l'administration sijanaise, qu'ils dirigent avec efficacité.</text:p>
      <text:p text:style-name="P6">Chaque golem est d'un jade différent et chacun représente un mortel béni du premier âge. Ils possèdent les mutations portées par leur race. (cf. Dreams of the First Age, p. 132 sq.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8H46M23S</meta:editing-duration>
    <meta:editing-cycles>19</meta:editing-cycles>
    <meta:generator>OpenOffice.org/3.2$Win32 OpenOffice.org_project/320m12$Build-9483</meta:generator>
    <dc:date>2013-11-04T22:04:38.01</dc:date>
    <dc:creator>Félicien D'Androuville</dc:creator>
    <meta:document-statistic meta:table-count="0" meta:image-count="0" meta:object-count="0" meta:page-count="4" meta:paragraph-count="59" meta:word-count="1738" meta:character-count="10325"/>
    <meta:user-defined meta:name="Info 1"/>
    <meta:user-defined meta:name="Info 2"/>
    <meta:user-defined meta:name="Info 3"/>
    <meta:user-defined meta:name="Info 4"/>
  </office:meta>
</office:document-meta>
</file>